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114.46pt"/>
    </style:style>
    <style:style style:name="co3" style:family="table-column">
      <style:table-column-properties fo:break-before="auto" style:column-width="52.7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72pt"/>
    </style:style>
    <style:style style:name="co6" style:family="table-column">
      <style:table-column-properties fo:break-before="auto" style:column-width="75.8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51.14pt"/>
    </style:style>
    <style:style style:name="co9" style:family="table-column">
      <style:table-column-properties fo:break-before="auto" style:column-width="66.61pt"/>
    </style:style>
    <style:style style:name="co10" style:family="table-column">
      <style:table-column-properties fo:break-before="auto" style:column-width="72.79pt"/>
    </style:style>
    <style:style style:name="co11" style:family="table-column">
      <style:table-column-properties fo:break-before="auto" style:column-width="51.96pt"/>
    </style:style>
    <style:style style:name="co12" style:family="table-column">
      <style:table-column-properties fo:break-before="auto" style:column-width="33.39pt"/>
    </style:style>
    <style:style style:name="co13" style:family="table-column">
      <style:table-column-properties fo:break-before="auto" style:column-width="71.26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92.86pt"/>
    </style:style>
    <style:style style:name="co16" style:family="table-column">
      <style:table-column-properties fo:break-before="auto" style:column-width="75.09pt"/>
    </style:style>
    <style:style style:name="co17" style:family="table-column">
      <style:table-column-properties fo:break-before="auto" style:column-width="45.01pt"/>
    </style:style>
    <style:style style:name="co18" style:family="table-column">
      <style:table-column-properties fo:break-before="auto" style:column-width="34.95pt"/>
    </style:style>
    <style:style style:name="co19" style:family="table-column">
      <style:table-column-properties fo:break-before="auto" style:column-width="30.36pt"/>
    </style:style>
    <style:style style:name="co20" style:family="table-column">
      <style:table-column-properties fo:break-before="auto" style:column-width="35.74pt"/>
    </style:style>
    <style:style style:name="co21" style:family="table-column">
      <style:table-column-properties fo:break-before="auto" style:column-width="85.89pt"/>
    </style:style>
    <style:style style:name="co22" style:family="table-column">
      <style:table-column-properties fo:break-before="auto" style:column-width="36.51pt"/>
    </style:style>
    <style:style style:name="co23" style:family="table-column">
      <style:table-column-properties fo:break-before="auto" style:column-width="29.54pt"/>
    </style:style>
    <style:style style:name="co24" style:family="table-column">
      <style:table-column-properties fo:break-before="auto" style:column-width="27.2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  <style:style style:name="ce2" style:family="table-cell" style:parent-style-name="Default" style:data-style-name="N4"/>
    <style:style style:name="ce5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ummary" table:style-name="ta1">
        <table:shapes>
          <draw:frame draw:z-index="0" draw:style-name="gr1" draw:text-style-name="P1" svg:width="453.51pt" svg:height="255.09pt" svg:x="13.38pt" svg:y="672.72pt">
            <draw:object draw:notify-on-update-of-ranges="Summary.B43:Summary.B49 Summary.C42:Summary.C42 Summary.C43:Summary.C49 Summary.D42:Summary.D42 Summary.D43:Summary.D49 Summary.E42:Summary.E42 Summary.E43:Summary.E4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3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column table:style-name="co1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dRuntime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office:value-type="string" calcext:value-type="string">
            <text:p>Value4</text:p>
          </table:table-cell>
          <table:table-cell office:value-type="string" calcext:value-type="string">
            <text:p>Value5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Time</text:p>
          </table:table-cell>
          <table:table-cell office:value-type="float" office:value="100" calcext:value-type="float">
            <text:p>100.00</text:p>
          </table:table-cell>
          <table:table-cell table:number-columns-repeated="4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edule</text:p>
          </table:table-cell>
          <table:table-cell office:value-type="float" office:value="80.376344" calcext:value-type="float">
            <text:p>80.38</text:p>
          </table:table-cell>
          <table:table-cell table:style-name="ce2" office:value-type="float" office:value="3.494624" calcext:value-type="float">
            <text:p>3.49</text:p>
          </table:table-cell>
          <table:table-cell table:style-name="ce2" office:value-type="float" office:value="16.1290322580645" calcext:value-type="float">
            <text:p>16.1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PT</text:p>
          </table:table-cell>
          <table:table-cell office:value-type="float" office:value="78.223006" calcext:value-type="float">
            <text:p>78.22</text:p>
          </table:table-cell>
          <table:table-cell table:style-name="ce2" office:value-type="float" office:value="2.153337" calcext:value-type="float">
            <text:p>2.15</text:p>
          </table:table-cell>
          <table:table-cell table:number-columns-repeated="3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Availability</text:p>
          </table:table-cell>
          <table:table-cell office:value-type="float" office:value="97.32093" calcext:value-type="float">
            <text:p>97.32</text:p>
          </table:table-cell>
          <table:table-cell table:number-columns-repeated="4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formance</text:p>
          </table:table-cell>
          <table:table-cell office:value-type="float" office:value="55.004009" calcext:value-type="float">
            <text:p>55.00</text:p>
          </table:table-cell>
          <table:table-cell table:number-columns-repeated="4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lity</text:p>
          </table:table-cell>
          <table:table-cell office:value-type="float" office:value="99.862195" calcext:value-type="float">
            <text:p>99.86</text:p>
          </table:table-cell>
          <table:table-cell table:number-columns-repeated="4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OEE</text:p>
          </table:table-cell>
          <table:table-cell office:value-type="float" office:value="53.4566" calcext:value-type="float">
            <text:p>53.46</text:p>
          </table:table-cell>
          <table:table-cell table:number-columns-repeated="4" table:style-name="ce2" office:value-type="float" office:value="0" calcext:value-type="float">
            <text:p>0.00</text:p>
          </table:table-cell>
          <table:table-cell table:number-columns-repeated="15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dRuntime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TotalTime</text:p>
          </table:table-cell>
          <table:table-cell office:value-type="string" calcext:value-type="string">
            <text:p>PlannedProductionTime</text:p>
          </table:table-cell>
          <table:table-cell office:value-type="string" calcext:value-type="string">
            <text:p>PlannedStop</text:p>
          </table:table-cell>
          <table:table-cell office:value-type="string" calcext:value-type="string">
            <text:p>ScheduleLoss</text:p>
          </table:table-cell>
          <table:table-cell office:value-type="string" calcext:value-type="string">
            <text:p>Productiontime</text:p>
          </table:table-cell>
          <table:table-cell office:value-type="string" calcext:value-type="string">
            <text:p>StdSetupTime</text:p>
          </table:table-cell>
          <table:table-cell office:value-type="string" calcext:value-type="string">
            <text:p>StdStartTime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StopTime</text:p>
          </table:table-cell>
          <table:table-cell office:value-type="string" calcext:value-type="string">
            <text:p>TotalCount</text:p>
          </table:table-cell>
          <table:table-cell office:value-type="string" calcext:value-type="string">
            <text:p>GoodCount</text:p>
          </table:table-cell>
          <table:table-cell office:value-type="string" calcext:value-type="string">
            <text:p>BadCount</text:p>
          </table:table-cell>
          <table:table-cell office:value-type="string" calcext:value-type="string">
            <text:p>ProducedTime</text:p>
          </table:table-cell>
          <table:table-cell office:value-type="string" calcext:value-type="string">
            <text:p>GoodTime</text:p>
          </table:table-cell>
          <table:table-cell office:value-type="string" calcext:value-type="string">
            <text:p>LossTime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Index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5-01" calcext:value-type="date">
            <text:p>05/01/18 12:00 AM</text:p>
          </table:table-cell>
          <table:table-cell office:value-type="float" office:value="35712" calcext:value-type="float">
            <text:p>35,712.00</text:p>
          </table:table-cell>
          <table:table-cell table:style-name="ce2" office:value-type="float" office:value="28704" calcext:value-type="float">
            <text:p>28,704.00</text:p>
          </table:table-cell>
          <table:table-cell table:style-name="ce2" office:value-type="float" office:value="5760" calcext:value-type="float">
            <text:p>5,760.00</text:p>
          </table:table-cell>
          <table:table-cell table:style-name="ce2" office:value-type="float" office:value="1248" calcext:value-type="float">
            <text:p>1,248.00</text:p>
          </table:table-cell>
          <table:table-cell table:style-name="ce2" office:value-type="float" office:value="27805.3333333334" calcext:value-type="float">
            <text:p>27,805.33</text:p>
          </table:table-cell>
          <table:table-cell table:style-name="ce2" office:value-type="float" office:value="369.6666666666" calcext:value-type="float">
            <text:p>369.67</text:p>
          </table:table-cell>
          <table:table-cell table:style-name="ce2" office:value-type="float" office:value="529" calcext:value-type="float">
            <text:p>529.00</text:p>
          </table:table-cell>
          <table:table-cell table:style-name="ce2" office:value-type="float" office:value="27036" calcext:value-type="float">
            <text:p>27,036.00</text:p>
          </table:table-cell>
          <table:table-cell table:style-name="ce2" office:value-type="float" office:value="769" calcext:value-type="float">
            <text:p>769.00</text:p>
          </table:table-cell>
          <table:table-cell table:style-name="ce2" office:value-type="float" office:value="8093293" calcext:value-type="float">
            <text:p>8,093,293.00</text:p>
          </table:table-cell>
          <table:table-cell table:style-name="ce2" office:value-type="float" office:value="8082140" calcext:value-type="float">
            <text:p>8,082,140.00</text:p>
          </table:table-cell>
          <table:table-cell table:style-name="ce2" office:value-type="float" office:value="11153" calcext:value-type="float">
            <text:p>11,153.00</text:p>
          </table:table-cell>
          <table:table-cell table:style-name="ce2" office:value-type="float" office:value="15429.7291666666" calcext:value-type="float">
            <text:p>15,429.73</text:p>
          </table:table-cell>
          <table:table-cell table:style-name="ce2" office:value-type="float" office:value="15365.37" calcext:value-type="float">
            <text:p>15,365.37</text:p>
          </table:table-cell>
          <table:table-cell table:style-name="ce2" office:value-type="float" office:value="64.3591666666" calcext:value-type="float">
            <text:p>64.36</text:p>
          </table:table-cell>
          <table:table-cell table:style-name="ce2" office:value-type="float" office:value="97.233144" calcext:value-type="float">
            <text:p>97.23</text:p>
          </table:table-cell>
          <table:table-cell table:style-name="ce2" office:value-type="float" office:value="57.0710503279575" calcext:value-type="float">
            <text:p>57.07</text:p>
          </table:table-cell>
          <table:table-cell table:style-name="ce2" office:value-type="float" office:value="99.582888" calcext:value-type="float">
            <text:p>99.58</text:p>
          </table:table-cell>
          <table:table-cell table:style-name="ce2" office:value-type="float" office:value="55.2605" calcext:value-type="float">
            <text:p>55.26</text:p>
          </table:table-cell>
          <table:table-cell office:value-type="float" office:value="19734.62976" calcext:value-type="float">
            <text:p>19734.629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18-05-01T23:00:00" calcext:value-type="date">
            <text:p>05/01/18 11:00 PM</text:p>
          </table:table-cell>
          <table:table-cell office:value-type="float" office:value="35712" calcext:value-type="float">
            <text:p>35,712.00</text:p>
          </table:table-cell>
          <table:table-cell table:style-name="ce2" office:value-type="float" office:value="28704" calcext:value-type="float">
            <text:p>28,704.00</text:p>
          </table:table-cell>
          <table:table-cell table:style-name="ce2" office:value-type="float" office:value="5760" calcext:value-type="float">
            <text:p>5,760.00</text:p>
          </table:table-cell>
          <table:table-cell table:style-name="ce2" office:value-type="float" office:value="1248" calcext:value-type="float">
            <text:p>1,248.00</text:p>
          </table:table-cell>
          <table:table-cell table:style-name="ce2" office:value-type="float" office:value="27805.3333333334" calcext:value-type="float">
            <text:p>27,805.33</text:p>
          </table:table-cell>
          <table:table-cell table:style-name="ce2" office:value-type="float" office:value="369.6666666666" calcext:value-type="float">
            <text:p>369.67</text:p>
          </table:table-cell>
          <table:table-cell table:style-name="ce2" office:value-type="float" office:value="529" calcext:value-type="float">
            <text:p>529.00</text:p>
          </table:table-cell>
          <table:table-cell table:style-name="ce2" office:value-type="float" office:value="27036" calcext:value-type="float">
            <text:p>27,036.00</text:p>
          </table:table-cell>
          <table:table-cell table:style-name="ce2" office:value-type="float" office:value="769" calcext:value-type="float">
            <text:p>769.00</text:p>
          </table:table-cell>
          <table:table-cell table:style-name="ce2" office:value-type="float" office:value="8239001" calcext:value-type="float">
            <text:p>8,239,001.00</text:p>
          </table:table-cell>
          <table:table-cell table:style-name="ce2" office:value-type="float" office:value="8227640" calcext:value-type="float">
            <text:p>8,227,640.00</text:p>
          </table:table-cell>
          <table:table-cell table:style-name="ce2" office:value-type="float" office:value="11361" calcext:value-type="float">
            <text:p>11,361.00</text:p>
          </table:table-cell>
          <table:table-cell table:style-name="ce2" office:value-type="float" office:value="15706.4783333333" calcext:value-type="float">
            <text:p>15,706.48</text:p>
          </table:table-cell>
          <table:table-cell table:style-name="ce2" office:value-type="float" office:value="15640.8213888833" calcext:value-type="float">
            <text:p>15,640.82</text:p>
          </table:table-cell>
          <table:table-cell table:style-name="ce2" office:value-type="float" office:value="65.6569444333" calcext:value-type="float">
            <text:p>65.66</text:p>
          </table:table-cell>
          <table:table-cell table:style-name="ce2" office:value-type="float" office:value="97.233144" calcext:value-type="float">
            <text:p>97.23</text:p>
          </table:table-cell>
          <table:table-cell table:style-name="ce2" office:value-type="float" office:value="58.0946823987768" calcext:value-type="float">
            <text:p>58.09</text:p>
          </table:table-cell>
          <table:table-cell table:style-name="ce2" office:value-type="float" office:value="99.581975" calcext:value-type="float">
            <text:p>99.58</text:p>
          </table:table-cell>
          <table:table-cell table:style-name="ce2" office:value-type="float" office:value="56.2512" calcext:value-type="float">
            <text:p>56.25</text:p>
          </table:table-cell>
          <table:table-cell office:value-type="float" office:value="20088.428544" calcext:value-type="float">
            <text:p>20088.428544</text:p>
          </table:table-cell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Time</text:p>
          </table:table-cell>
          <table:table-cell office:value-type="float" office:value="35712" calcext:value-type="float">
            <text:p>35,712.0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nedProductionTime</text:p>
          </table:table-cell>
          <table:table-cell office:value-type="float" office:value="28704" calcext:value-type="float">
            <text:p>28,704.00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lannedStop</text:p>
          </table:table-cell>
          <table:table-cell office:value-type="float" office:value="5760" calcext:value-type="float">
            <text:p>5,760.00</text:p>
          </table:table-cell>
          <table:table-cell table:number-columns-repeated="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cheduleLoss</text:p>
          </table:table-cell>
          <table:table-cell office:value-type="float" office:value="1248" calcext:value-type="float">
            <text:p>1,248.0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roductionTime</text:p>
          </table:table-cell>
          <table:table-cell office:value-type="float" office:value="27805.3333333334" calcext:value-type="float">
            <text:p>27,805.33</text:p>
          </table:table-cell>
          <table:table-cell/>
          <table:table-cell office:value-type="float" office:value="28704" calcext:value-type="float">
            <text:p>28704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dSetupTime</text:p>
          </table:table-cell>
          <table:table-cell office:value-type="float" office:value="369.6666666666" calcext:value-type="float">
            <text:p>369.67</text:p>
          </table:table-cell>
          <table:table-cell/>
          <table:table-cell office:value-type="float" office:value="27805" calcext:value-type="float">
            <text:p>27805</text:p>
          </table:table-cell>
          <table:table-cell table:number-columns-repeated="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dStartTime</text:p>
          </table:table-cell>
          <table:table-cell office:value-type="float" office:value="529" calcext:value-type="float">
            <text:p>529.00</text:p>
          </table:table-cell>
          <table:table-cell/>
          <table:table-cell office:value-type="float" office:value="27036" calcext:value-type="float">
            <text:p>27036</text:p>
          </table:table-cell>
          <table:table-cell table:number-columns-repeated="17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untime</text:p>
          </table:table-cell>
          <table:table-cell office:value-type="float" office:value="27036" calcext:value-type="float">
            <text:p>27,036.00</text:p>
          </table:table-cell>
          <table:table-cell/>
          <table:table-cell table:formula="of:=[.E28]/[.E27]" office:value-type="float" office:value="0.972343103758317" calcext:value-type="float">
            <text:p>0.972343103758317</text:p>
          </table:table-cell>
          <table:table-cell table:number-columns-repeated="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opTime</text:p>
          </table:table-cell>
          <table:table-cell office:value-type="float" office:value="769" calcext:value-type="float">
            <text:p>769.00</text:p>
          </table:table-cell>
          <table:table-cell table:number-columns-repeated="19"/>
        </table:table-row>
        <table:table-row table:style-name="ro1">
          <table:table-cell table:number-columns-repeated="4"/>
          <table:table-cell table:formula="of:=[.E27]/[.E26]" office:value-type="float" office:value="0.968680323299889" calcext:value-type="float">
            <text:p>0.968680323299889</text:p>
          </table:table-cell>
          <table:table-cell table:number-columns-repeated="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untime (IA)</text:p>
          </table:table-cell>
          <table:table-cell office:value-type="float" office:value="27036" calcext:value-type="float">
            <text:p>27,036.00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oducedTime (IP)</text:p>
          </table:table-cell>
          <table:table-cell office:value-type="float" office:value="15429.7291666666" calcext:value-type="float">
            <text:p>15,429.73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oodTime (IQ)</text:p>
          </table:table-cell>
          <table:table-cell office:value-type="float" office:value="15365.37" calcext:value-type="float">
            <text:p>15,365.37</text:p>
          </table:table-cell>
          <table:table-cell table:number-columns-repeated="19"/>
        </table:table-row>
        <table:table-row table:style-name="ro1">
          <table:table-cell table:number-columns-repeated="2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ndex Time</text:p>
          </table:table-cell>
          <table:table-cell office:value-type="float" office:value="19734.62976" calcext:value-type="float">
            <text:p>19,734.63</text:p>
          </table:table-cell>
          <table:table-cell table:number-columns-repeated="19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IdRuntime</text:p>
          </table:table-cell>
          <table:table-cell office:value-type="string" calcext:value-type="string">
            <text:p>Title</text:p>
          </table:table-cell>
          <table:table-cell table:style-name="Default" office:value-type="string" calcext:value-type="string">
            <text:p>Value1</text:p>
          </table:table-cell>
          <table:table-cell office:value-type="string" calcext:value-type="string">
            <text:p>Value2</text:p>
          </table:table-cell>
          <table:table-cell office:value-type="string" calcext:value-type="string">
            <text:p>Value3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otal Time</text:p>
          </table:table-cell>
          <table:table-cell office:value-type="float" office:value="100" calcext:value-type="float">
            <text:p>100.00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chedule</text:p>
          </table:table-cell>
          <table:table-cell office:value-type="float" office:value="80.376344" calcext:value-type="float">
            <text:p>80.38</text:p>
          </table:table-cell>
          <table:table-cell table:style-name="ce2" office:value-type="float" office:value="16.129032" calcext:value-type="float">
            <text:p>16.13</text:p>
          </table:table-cell>
          <table:table-cell table:style-name="ce2" office:value-type="float" office:value="3.49462365591398" calcext:value-type="float">
            <text:p>3.49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roduction</text:p>
          </table:table-cell>
          <table:table-cell office:value-type="float" office:value="77.859916" calcext:value-type="float">
            <text:p>77.86</text:p>
          </table:table-cell>
          <table:table-cell table:style-name="ce2" office:value-type="float" office:value="1.035133" calcext:value-type="float">
            <text:p>1.04</text:p>
          </table:table-cell>
          <table:table-cell table:style-name="ce2" office:value-type="float" office:value="1.48129480286738" calcext:value-type="float">
            <text:p>1.48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ailability</text:p>
          </table:table-cell>
          <table:table-cell office:value-type="float" office:value="75.705645" calcext:value-type="float">
            <text:p>75.71</text:p>
          </table:table-cell>
          <table:table-cell table:style-name="ce2" office:value-type="float" office:value="2.153337" calcext:value-type="float">
            <text:p>2.15</text:p>
          </table:table-cell>
          <table:table-cell table:style-name="ce2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erformance</text:p>
          </table:table-cell>
          <table:table-cell office:value-type="float" office:value="43.206007" calcext:value-type="float">
            <text:p>43.21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ality</text:p>
          </table:table-cell>
          <table:table-cell office:value-type="float" office:value="43.02579" calcext:value-type="float">
            <text:p>43.03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dex</text:p>
          </table:table-cell>
          <table:table-cell office:value-type="float" office:value="55.2605" calcext:value-type="float">
            <text:p>55.26</text:p>
          </table:table-cell>
          <table:table-cell table:number-columns-repeated="2" table:style-name="ce2" office:value-type="float" office:value="0" calcext:value-type="float">
            <text:p>0.00</text:p>
          </table:table-cell>
          <table:table-cell table:number-columns-repeated="17"/>
        </table:table-row>
      </table:table>
      <table:table table:name="Detail" table:style-name="ta1"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IdRuntim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yOfWeek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Break</text:p>
          </table:table-cell>
          <table:table-cell office:value-type="string" calcext:value-type="string">
            <text:p>Off</text:p>
          </table:table-cell>
          <table:table-cell table:number-columns-repeated="2"/>
          <table:table-cell office:value-type="string" calcext:value-type="string">
            <text:p>IdRuntime</text:p>
          </table:table-cell>
          <table:table-cell office:value-type="string" calcext:value-type="string">
            <text:p>IdEquipm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in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1" calcext:value-type="date">
            <text:p>04/01/18 1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4 30T <text:s text:c="3"/>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2" calcext:value-type="date">
            <text:p>04/02/18 12:00 AM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0 180T <text:s text:c="2"/>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3" calcext:value-type="date">
            <text:p>04/03/18 12:00 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-2 100T <text:s text:c="6"/>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4" calcext:value-type="date">
            <text:p>04/04/18 12:00 AM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27 80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5" calcext:value-type="date">
            <text:p>04/05/18 12:00 AM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26 80T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6" calcext:value-type="date">
            <text:p>04/06/18 12:00 A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3 80T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7" calcext:value-type="date">
            <text:p>04/07/18 12:00 AM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02 50T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8" calcext:value-type="date">
            <text:p>04/08/18 1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04 180T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09" calcext:value-type="date">
            <text:p>04/09/18 12:00 AM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03 50T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0" calcext:value-type="date">
            <text:p>04/10/18 12:00 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1 100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1" calcext:value-type="date">
            <text:p>04/11/18 12:00 AM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7 80T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2" calcext:value-type="date">
            <text:p>04/12/18 12:00 AM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79 250T <text:s text:c="2"/></text:p>
          </table:table-cell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3" calcext:value-type="date">
            <text:p>04/13/18 12:00 A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109 100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4" calcext:value-type="date">
            <text:p>04/14/18 12:00 AM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91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5" calcext:value-type="date">
            <text:p>04/15/18 1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95 350T <text:s text:c="2"/></text:p>
          </table:table-cell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6" calcext:value-type="date">
            <text:p>04/16/18 12:00 AM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50 80T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7" calcext:value-type="date">
            <text:p>04/17/18 12:00 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81 230T <text:s text:c="2"/>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8" calcext:value-type="date">
            <text:p>04/18/18 12:00 AM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82 230T <text:s text:c="2"/>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19" calcext:value-type="date">
            <text:p>04/19/18 12:00 AM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41 80T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0" calcext:value-type="date">
            <text:p>04/20/18 12:00 A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37 80T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1" calcext:value-type="date">
            <text:p>04/21/18 12:00 AM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38 80T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2" calcext:value-type="date">
            <text:p>04/22/18 1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72 100T <text:s text:c="2"/>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3" calcext:value-type="date">
            <text:p>04/23/18 12:00 AM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42 50T <text:s text:c="3"/>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4" calcext:value-type="date">
            <text:p>04/24/18 12:00 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25 100T <text:s text:c="2"/>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5" calcext:value-type="date">
            <text:p>04/25/18 12:00 AM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33 100T <text:s text:c="2"/>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6" calcext:value-type="date">
            <text:p>04/26/18 12:00 AM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40 180T <text:s text:c="2"/>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7" calcext:value-type="date">
            <text:p>04/27/18 12:00 AM</text:p>
          </table:table-cell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28 180T <text:s text:c="2"/>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8" calcext:value-type="date">
            <text:p>04/28/18 12:00 AM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53 180T <text:s text:c="2"/>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29" calcext:value-type="date">
            <text:p>04/29/18 12:00 A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63 30T <text:s text:c="3"/>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4-30" calcext:value-type="date">
            <text:p>04/30/18 12:00 AM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62 30T <text:s text:c="3"/>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8-05-01" calcext:value-type="date">
            <text:p>05/01/18 12:00 AM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TOYO-57 50T <text:s text:c="3"/>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58 30T <text:s text:c="3"/>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3"/>
          <table:table-cell table:formula="of:=SUM([.D5:.D35])" office:value-type="float" office:value="598" calcext:value-type="float">
            <text:p>5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OYO-55 50T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formula="of:=SUM([.E5:.E35])" office:value-type="float" office:value="26" calcext:value-type="float">
            <text:p>2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TOYO-66 80T <text:s text:c="3"/>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formula="of:=SUM([.F5:.F35])" office:value-type="float" office:value="120" calcext:value-type="float">
            <text:p>1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N-3 600T</text:p>
          </table:table-cell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[.D37]+[.E38]+[.F39]" office:value-type="float" office:value="744" calcext:value-type="float">
            <text:p>744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OYO-88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90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97 350T <text:s text:c="2"/>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93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105 180T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106 100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29 100T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96 350T <text:s text:c="2"/>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98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86 280T <text:s text:c="2"/></text:p>
          </table:table-cell>
          <table:table-cell office:value-type="float" office:value="280" calcext:value-type="float">
            <text:p>28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89 450T <text:s text:c="2"/></text:p>
          </table:table-cell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107 350T</text:p>
          </table:table-cell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TOYO-108 450T</text:p>
          </table:table-cell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11"/>
          <table:table-cell table:formula="of:=COUNT([.L5:.L52])" office:value-type="float" office:value="48" calcext:value-type="float">
            <text:p>4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PT</text:p>
          </table:table-cell>
          <table:table-cell table:formula="of:=[.D37]*[.L54]" office:value-type="float" office:value="28704" calcext:value-type="float">
            <text:p>287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Planned Stop</text:p>
          </table:table-cell>
          <table:table-cell/>
          <table:table-cell table:formula="of:=[.E38]*[.L54]" office:value-type="float" office:value="1248" calcext:value-type="float">
            <text:p>12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Schedule Loss</text:p>
          </table:table-cell>
          <table:table-cell table:number-columns-repeated="2"/>
          <table:table-cell table:formula="of:=[.F39]*[.L54]" office:value-type="float" office:value="5760" calcext:value-type="float">
            <text:p>5760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formula="of:=[.G40]*[.L54]" office:value-type="float" office:value="35712" calcext:value-type="float">
            <text:p>35712</text:p>
          </table:table-cell>
          <table:table-cell table:number-columns-repeated="6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float" office:value="27805" calcext:value-type="float">
            <text:p>2780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529" calcext:value-type="float">
            <text:p>529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B62:.B64])" office:value-type="float" office:value="28704" calcext:value-type="float">
            <text:p>28704</text:p>
          </table:table-cell>
          <table:table-cell table:number-columns-repeated="11"/>
        </table:table-row>
      </table:table>
      <table:table table:name="Sheet3" table:style-name="ta1">
        <table:table-column table:style-name="co14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float" office:value="98.9" calcext:value-type="float">
            <text:p>98.9</text:p>
          </table:table-cell>
          <table:table-cell office:value-type="float" office:value="90.6" calcext:value-type="float">
            <text:p>90.6</text:p>
          </table:table-cell>
          <table:table-cell office:value-type="float" office:value="99.9" calcext:value-type="float">
            <text:p>99.9</text:p>
          </table:table-cell>
          <table:table-cell office:value-type="float" office:value="89.6" calcext:value-type="float">
            <text:p>89.6</text:p>
          </table:table-cell>
        </table:table-row>
        <table:table-row table:style-name="ro1">
          <table:table-cell/>
          <table:table-cell table:formula="of:=[.B3]/100" office:value-type="float" office:value="0.989" calcext:value-type="float">
            <text:p>0.989</text:p>
          </table:table-cell>
          <table:table-cell table:formula="of:=[.C3]/100" office:value-type="float" office:value="0.906" calcext:value-type="float">
            <text:p>0.906</text:p>
          </table:table-cell>
          <table:table-cell table:formula="of:=[.D3]/100" office:value-type="float" office:value="0.999" calcext:value-type="float">
            <text:p>0.999</text:p>
          </table:table-cell>
          <table:table-cell table:formula="of:=[.E3]/100" office:value-type="float" office:value="0.896" calcext:value-type="float">
            <text:p>0.896</text:p>
          </table:table-cell>
        </table:table-row>
        <table:table-row table:style-name="ro1">
          <table:table-cell table:number-columns-repeated="4"/>
          <table:table-cell table:style-name="ce5" table:formula="of:=[.B4]*[.C4]*[.D4]" office:value-type="float" office:value="0.895137966" calcext:value-type="float">
            <text:p>0.8951379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9">00/00/0000</text:date>, <text:time style:data-style-name="N2" text:time-value="13:08:32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9T08:08:31.048000000</meta:creation-date>
    <dc:date>2018-05-09T18:30:15.778000000</dc:date>
    <meta:editing-duration>PT3H9M34S</meta:editing-duration>
    <meta:editing-cycles>36</meta:editing-cycles>
    <meta:generator>LibreOffice/6.0.3.2$Windows_X86_64 LibreOffice_project/8f48d515416608e3a835360314dac7e47fd0b821</meta:generator>
    <meta:document-statistic meta:table-count="3" meta:cell-count="6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tacked="true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Summary.B42:Summary.E49" chart:data-source-has-labels="both" svg:x="0.32cm" svg:y="0.18cm" svg:width="15.36cm" svg:height="8.64cm">
          <chartooo:coordinate-region svg:x="1.603cm" svg:y="0.379cm" svg:width="14.077cm" svg:height="7.794cm"/>
          <chart:axis chart:dimension="x" chart:name="primary-x" chart:style-name="ch3" chartooo:axis-type="auto">
            <chartooo:date-scale/>
            <chart:categories table:cell-range-address="Summary.B43:Summary.B49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ummary.C43:Summary.C49" chart:label-cell-address="Summary.C42:Summary.C42" chart:class="chart:bar">
            <chart:data-point chart:repeated="7"/>
          </chart:series>
          <chart:series chart:style-name="ch7" chart:values-cell-range-address="Summary.D43:Summary.D49" chart:label-cell-address="Summary.D42:Summary.D42" chart:class="chart:bar">
            <chart:data-point chart:repeated="7"/>
          </chart:series>
          <chart:series chart:style-name="ch8" chart:values-cell-range-address="Summary.E43:Summary.E49" chart:label-cell-address="Summary.E42:Summary.E4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1</text:p>
                <draw:g>
                  <svg:desc>Summary.C42:Summary.C42</svg:desc>
                </draw:g>
              </table:table-cell>
              <table:table-cell office:value-type="string">
                <text:p>Value2</text:p>
                <draw:g>
                  <svg:desc>Summary.D42:Summary.D42</svg:desc>
                </draw:g>
              </table:table-cell>
              <table:table-cell office:value-type="string">
                <text:p>Value3</text:p>
                <draw:g>
                  <svg:desc>Summary.E42:Summary.E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tal Time</text:p>
                <draw:g>
                  <svg:desc>Summary.B43:Summary.B49</svg:desc>
                </draw:g>
              </table:table-cell>
              <table:table-cell office:value-type="float" office:value="100">
                <text:p>100</text:p>
                <draw:g>
                  <svg:desc>Summary.C43:Summary.C49</svg:desc>
                </draw:g>
              </table:table-cell>
              <table:table-cell office:value-type="float" office:value="0">
                <text:p>0</text:p>
                <draw:g>
                  <svg:desc>Summary.D43:Summary.D49</svg:desc>
                </draw:g>
              </table:table-cell>
              <table:table-cell office:value-type="float" office:value="0">
                <text:p>0</text:p>
                <draw:g>
                  <svg:desc>Summary.E43:Summary.E49</svg:desc>
                </draw:g>
              </table:table-cell>
            </table:table-row>
            <table:table-row>
              <table:table-cell office:value-type="string">
                <text:p>Schedule</text:p>
              </table:table-cell>
              <table:table-cell office:value-type="float" office:value="80.376344">
                <text:p>80.376344</text:p>
              </table:table-cell>
              <table:table-cell office:value-type="float" office:value="16.129032">
                <text:p>16.129032</text:p>
              </table:table-cell>
              <table:table-cell office:value-type="float" office:value="3.49462365591398">
                <text:p>3.49462365591398</text:p>
              </table:table-cell>
            </table:table-row>
            <table:table-row>
              <table:table-cell office:value-type="string">
                <text:p>Production</text:p>
              </table:table-cell>
              <table:table-cell office:value-type="float" office:value="77.859916">
                <text:p>77.859916</text:p>
              </table:table-cell>
              <table:table-cell office:value-type="float" office:value="1.035133">
                <text:p>1.035133</text:p>
              </table:table-cell>
              <table:table-cell office:value-type="float" office:value="1.48129480286738">
                <text:p>1.48129480286738</text:p>
              </table:table-cell>
            </table:table-row>
            <table:table-row>
              <table:table-cell office:value-type="string">
                <text:p>Availability</text:p>
              </table:table-cell>
              <table:table-cell office:value-type="float" office:value="75.705645">
                <text:p>75.705645</text:p>
              </table:table-cell>
              <table:table-cell office:value-type="float" office:value="2.153337">
                <text:p>2.1533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rformance</text:p>
              </table:table-cell>
              <table:table-cell office:value-type="float" office:value="43.206007">
                <text:p>43.20600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Quality</text:p>
              </table:table-cell>
              <table:table-cell office:value-type="float" office:value="43.02579">
                <text:p>43.025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Index</text:p>
              </table:table-cell>
              <table:table-cell office:value-type="float" office:value="55.2605">
                <text:p>55.260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3.2$Windows_X86_64 LibreOffice_project/8f48d515416608e3a835360314dac7e47fd0b82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